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4pt" officeooo:rsid="000795bd" officeooo:paragraph-rsid="000795bd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ll</text:p>
      <text:p text:style-name="P1"/>
      <text:p text:style-name="P1">Pitch</text:p>
      <text:p text:style-name="P1"/>
      <text:p text:style-name="P1">Heave</text:p>
      <text:p text:style-name="P1"/>
      <text:p text:style-name="P1">Period</text:p>
      <text:p text:style-name="P1"/>
      <text:p text:style-name="P1">Amplitude</text:p>
      <text:p text:style-name="P1"/>
      <text:p text:style-name="P1">USB</text:p>
      <text:p text:style-name="P1"/>
      <text:p text:style-name="P1">Panel</text:p>
      <text:p text:style-name="P1"/>
      <text:p text:style-name="P1">Auto</text:p>
      <text:p text:style-name="P1"/>
      <text:p text:style-name="P1">Manual</text:p>
      <text:p text:style-name="P1"/>
      <text:p text:style-name="P1">Motion Simulat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09:55:22.534943705</meta:creation-date>
    <meta:print-date>2019-05-29T09:58:04.375351577</meta:print-date>
    <dc:date>2019-05-29T10:12:09.019225458</dc:date>
    <meta:editing-duration>PT6M36S</meta:editing-duration>
    <meta:editing-cycles>1</meta:editing-cycles>
    <meta:document-statistic meta:table-count="0" meta:image-count="0" meta:object-count="0" meta:page-count="1" meta:paragraph-count="10" meta:word-count="11" meta:character-count="63" meta:non-whitespace-character-count="62"/>
    <meta:generator>LibreOffice/6.0.7.3$Linux_X86_64 LibreOffice_project/00m0$Build-3</meta:generator>
  </office:meta>
</office:document-meta>
</file>